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984in"/>
    </style:style>
    <style:style style:name="co2" style:family="table-column">
      <style:table-column-properties fo:break-before="auto" style:column-width="4.274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1.1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81d41a"/>
      <style:text-properties style:use-window-font-color="true" style:font-name="Liberation Mono" fo:language="none" fo:country="none" style:font-name-asian="Liberation Mono" style:language-asian="none" style:country-asian="none" style:font-name-complex="Liberation Mono" style:language-complex="none" style:country-complex="none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Default"/>
        <table:table-column table:style-name="co13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  <table:table-cell office:value-type="string" calcext:value-type="string">
            <text:p>contributorOrgID</text:p>
          </table:table-cell>
          <table:table-cell office:value-type="string" calcext:value-type="string">
            <text:p>contributorUserID</text:p>
          </table:table-cell>
          <table:table-cell office:value-type="string" calcext:value-type="string">
            <text:p>contributorVcID</text:p>
          </table:table-cell>
          <table:table-cell office:value-type="string" calcext:value-type="string">
            <text:p>calendarEventID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22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22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table:style-name="ce12" office:value-type="string" calcext:value-type="string">
            <text:p>PLATFORM_USER_PROFILE_REMOVED</text:p>
          </table:table-cell>
          <table:table-cell table:style-name="ce22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table:style-name="ce12" office:value-type="string" calcext:value-type="string">
            <text:p>USER</text:p>
          </table:table-cell>
          <table:table-cell table:style-name="ce22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LATFORM_ADMIN_GLOBAL_ROLE_CHANGED</text:p>
          </table:table-cell>
          <table:table-cell table:style-name="ce12" office:value-type="string" calcext:value-type="string">
            <text:p>PLATFORM_GLOBAL_ROLE_CHANGE</text:p>
          </table:table-cell>
          <table:table-cell table:style-name="ce22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table:style-name="ce12" office:value-type="string" calcext:value-type="string">
            <text:p>SPACE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ORGANIZATION_MESSAGE_SENDER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table:style-name="ce12" office:value-type="string" calcext:value-type="string">
            <text:p>ORGANIZATION_MESSAGE_ROOM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table:style-name="ce12" office:value-type="string" calcext:value-type="string">
            <text:p>SPACE_COMMUNITY_APPLICATION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table:style-name="ce12" office:value-type="string" calcext:value-type="string">
            <text:p>SPACE_COMMUNITY_CONTRIBUTOR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VIRTUAL_CONTRIBUTOR_COMMUNITY_INVITATION_DECLINED</text:p>
          </table:table-cell>
          <table:table-cell table:style-name="ce12" office:value-type="string" calcext:value-type="string">
            <text:p>SPACE_COMMUNITY_CONTRIBUTOR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✓</text:p>
          </table:table-cell>
          <table:table-cell table:style-name="ce19" table:number-columns-repeated="1009"/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table:style-name="ce12" office:value-type="string" calcext:value-type="string">
            <text:p>SPACE_COMMUNICATION_MESSAGE_DIRECT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table:style-name="ce12" office:value-type="string" calcext:value-type="string">
            <text:p>SPACE_COMMUNICATION_UPDATE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MMUNITY_CALENDAR_EVENT_CREATED</text:p>
          </table:table-cell>
          <table:table-cell table:style-name="ce12" office:value-type="string" calcext:value-type="string">
            <text:p>SPACE_COMMUNITY_CALENDAR_EVENT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0" table:number-columns-repeated="8"/>
          <table:table-cell table:style-name="ce19" table:number-columns-repeated="3"/>
          <table:table-cell table:style-name="ce10" office:value-type="string" calcext:value-type="string">
            <text:p>✓</text:p>
          </table:table-cell>
          <table:table-cell table:style-name="ce19" table:number-columns-repeated="1008"/>
        </table:table-row>
        <table:table-row table:style-name="ro2">
          <table:table-cell table:style-name="ce2" office:value-type="string" calcext:value-type="string">
            <text:p>SPACE_COMMUNITY_CALENDAR_EVENT_COMMENT</text:p>
          </table:table-cell>
          <table:table-cell table:style-name="ce12" office:value-type="string" calcext:value-type="string">
            <text:p>SPACE_COMMUNITY_CALENDAR_EVENT_COMMENT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✓</text:p>
          </table:table-cell>
          <table:table-cell table:style-name="ce19" table:number-columns-repeated="3"/>
          <table:table-cell table:style-name="ce10" office:value-type="string" calcext:value-type="string">
            <text:p>✓</text:p>
          </table:table-cell>
          <table:table-cell table:style-name="ce19" table:number-columns-repeated="1008"/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table:style-name="ce12" office:value-type="string" calcext:value-type="string">
            <text:p>SPACE_COLLABORATION_CALLOUT_COMMENT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table:style-name="ce12" office:value-type="string" calcext:value-type="string">
            <text:p>SPACE_COLLABORATION_CALLOUT_POST_COMMENT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number-columns-repeated="2" table:style-name="ce5" office:value-type="string" calcext:value-type="string">
            <text:p>SPACE_COMMUNITY_INVITATION_USER_PLATFORM</text:p>
          </table:table-cell>
          <table:table-cell table:number-columns-repeated="2" table:style-name="ce16" office:value-type="string" calcext:value-type="string">
            <text:p>✓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✓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table:style-name="ce12" office:value-type="string" calcext:value-type="string">
            <text:p>USER</text:p>
          </table:table-cell>
          <table:table-cell table:style-name="ce22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table:style-name="ce12" office:value-type="string" calcext:value-type="string">
            <text:p>SPACE_COMMUNITY_INVITATION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APPLICATION_DECLINED</text:p>
          </table:table-cell>
          <table:table-cell table:style-name="ce15" office:value-type="string" calcext:value-type="string">
            <text:p>SPACE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0" table:number-columns-repeated="8"/>
          <table:table-cell table:style-name="ce19" table:number-columns-repeated="1012"/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table:style-name="ce12" office:value-type="string" calcext:value-type="string">
            <text:p>SPACE_COMMUNITY_CONTRIBUTOR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SER_MENTIONED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9" table:number-columns-repeated="1012"/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table:style-name="ce12" office:value-type="string" calcext:value-type="string">
            <text:p>USER_MESSAGE_DIRECT</text:p>
          </table:table-cell>
          <table:table-cell table:style-name="ce22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SER_MESSAGE_SENDER</text:p>
          </table:table-cell>
          <table:table-cell table:style-name="ce12" office:value-type="string" calcext:value-type="string">
            <text:p>USER_MESSAGE_DIRECT</text:p>
          </table:table-cell>
          <table:table-cell table:style-name="ce22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USER_COMMENT_REPLY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9" table:number-columns-repeated="1012"/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table:style-name="ce12" office:value-type="string" calcext:value-type="string">
            <text:p>VIRTUAL_CONTRIBUTOR</text:p>
          </table:table-cell>
          <table:table-cell table:style-name="ce22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9"/>
          <table:table-cell/>
          <table:table-cell table:style-name="ce22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number-columns-spanned="1" table:number-rows-spanned="2"/>
          <table:table-cell table:style-name="ce13" office:value-type="string" calcext:value-type="string" table:number-columns-spanned="7" table:number-rows-spanned="3">
            <text:p>things in yellow we keep for audit/historical reasons; the columns on which normally we would cascade on are also highlighted in yellow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spanned="1" table:number-rows-spanned="2"/>
          <table:table-cell table:style-name="ce18" office:value-type="string" calcext:value-type="string" table:number-columns-spanned="7" table:number-rows-spanned="2">
            <text:p>things in gray are not yet supported for in-app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6T15:26:56.372235818</dc:date>
    <meta:editing-duration>P1DT21H52M57S</meta:editing-duration>
    <meta:editing-cycles>29</meta:editing-cycles>
    <meta:generator>LibreOffice/7.3.7.2$Linux_X86_64 LibreOffice_project/30$Build-2</meta:generator>
    <meta:document-statistic meta:table-count="1" meta:cell-count="378" meta:object-count="0"/>
  </office:meta>
</office:document-meta>
</file>